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359108"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7290371"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280080"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283073"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305760"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282536"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306401"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286647"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299933"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282710"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301894"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285680"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297032"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7294991"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297332"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303559"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288596"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06787"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297388"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278760"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290987"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298752"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87097"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294740"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282077"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91636"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292371" text:continue-numbering="true" text:style-name="WW8Num13">
        <text:list-item>
          <text:list>
            <text:list-item>
              <text:h text:style-name="P54"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288113"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7294526"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83209"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278151"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276153"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7294253"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305935"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7274550"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7293968"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74901"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7294978"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7285348"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7296044"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7295094"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7291889"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7303706"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93636"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7299672"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7280432"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7284313"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7294888"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7303498"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7278356"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98417"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7286243"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7287528"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7276229"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7295154"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80622"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7287569"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7286815"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7285450"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7278031"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87418"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7292785"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7306216"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7294947"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7298446"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list xml:id="list37290543"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ext:soft-page-break/>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soft-page-break/><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text:soft-page-break/>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soft-page-break/><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text:soft-page-break/>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7293006"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ext:soft-page-break/>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soft-page-break/><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soft-page-break/><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soft-page-break/><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soft-page-break/><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oft-page-break/><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text:soft-page-break/>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soft-page-break/><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text:soft-page-break/>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ext:soft-page-break/>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text:soft-page-break/>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275340" text:continue-numbering="true" text:style-name="WW8Num13">
        <text:list-item>
          <text:h text:style-name="P49" text:outline-level="1"><text:soft-page-break/>libcstl 2.1<text:span text:style-name="T20">更新</text:span></text:h>
          <text:list>
            <text:list-item>
              <text:h text:style-name="P57" text:outline-level="2"><text:span text:style-name="T6">libcstl 2.1</text:span><text:span text:style-name="T3">新特性</text:span></text:h>
            </text:list-item>
          </text:list>
        </text:list-item>
      </text:list>
      <text:list xml:id="list36346701"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303136" text:continue-list="list37275340" text:style-name="WW8Num13">
        <text:list-item>
          <text:list>
            <text:list-item>
              <text:h text:style-name="P57" text:outline-level="2"><text:span text:style-name="T6">libcstl 2.1</text:span><text:span text:style-name="T3">改善</text:span></text:h>
            </text:list-item>
          </text:list>
        </text:list-item>
      </text:list>
      <text:list xml:id="list36353096"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7283665" text:continue-list="list37303136" text:style-name="WW8Num13">
        <text:list-item>
          <text:list>
            <text:list-item>
              <text:h text:style-name="P57" text:outline-level="2"><text:span text:style-name="T6">libcstl 2.1</text:span><text:span text:style-name="T3">代码的优化</text:span></text:h>
            </text:list-item>
          </text:list>
        </text:list-item>
      </text:list>
      <text:list xml:id="list37300393" text:continue-list="list36353096"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4">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301909" text:continue-list="list37283665"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ext:soft-page-break/>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31T17:16:39.23</dc:date>
    <meta:editing-cycles>1783</meta:editing-cycles>
    <meta:editing-duration>PT418H15M46S</meta:editing-duration>
    <meta:generator>OpenOffice.org/3.2$Win32 OpenOffice.org_project/320m18$Build-9502</meta:generator>
    <dc:creator>Wang Bo</dc:creator>
    <meta:document-statistic meta:table-count="535" meta:image-count="41" meta:object-count="0" meta:page-count="234" meta:paragraph-count="7208" meta:word-count="57651" meta:character-count="212385"/>
  </office:meta>
</office:document-meta>
</file>